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BT::InnerNode::num_leaves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BT::LeafNode::num_leaves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5">
            <text:p>1MB</text:p>
          </table:table-cell>
          <table:table-cell office:value-type="string" calcext:value-type="string">
            <text:p>SA</text:p>
          </table:table-cell>
          <table:table-cell office:value-type="float" office:value="3485512" calcext:value-type="float">
            <text:p>3485512</text:p>
          </table:table-cell>
          <table:table-cell office:value-type="float" office:value="1742760" calcext:value-type="float">
            <text:p>1742760</text:p>
          </table:table-cell>
          <table:table-cell office:value-type="float" office:value="1161840" calcext:value-type="float">
            <text:p>1161840</text:p>
          </table:table-cell>
          <table:table-cell office:value-type="float" office:value="871384" calcext:value-type="float">
            <text:p>871384</text:p>
          </table:table-cell>
          <table:table-cell office:value-type="float" office:value="697108" calcext:value-type="float">
            <text:p>697108</text:p>
          </table:table-cell>
          <table:table-cell office:value-type="float" office:value="580924" calcext:value-type="float">
            <text:p>580924</text:p>
          </table:table-cell>
          <table:table-cell office:value-type="float" office:value="497936" calcext:value-type="float">
            <text:p>497936</text:p>
          </table:table-cell>
          <table:table-cell office:value-type="float" office:value="435696" calcext:value-type="float">
            <text:p>43569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13340672" calcext:value-type="float">
            <text:p>13340672</text:p>
          </table:table-cell>
          <table:table-cell office:value-type="float" office:value="6672384" calcext:value-type="float">
            <text:p>6672384</text:p>
          </table:table-cell>
          <table:table-cell office:value-type="float" office:value="5054464" calcext:value-type="float">
            <text:p>5054464</text:p>
          </table:table-cell>
          <table:table-cell office:value-type="float" office:value="3792896" calcext:value-type="float">
            <text:p>3792896</text:p>
          </table:table-cell>
          <table:table-cell office:value-type="float" office:value="3035136" calcext:value-type="float">
            <text:p>3035136</text:p>
          </table:table-cell>
          <table:table-cell office:value-type="float" office:value="2830336" calcext:value-type="float">
            <text:p>2830336</text:p>
          </table:table-cell>
          <table:table-cell office:value-type="float" office:value="2428928" calcext:value-type="float">
            <text:p>2428928</text:p>
          </table:table-cell>
          <table:table-cell office:value-type="float" office:value="2125824" calcext:value-type="float">
            <text:p>212582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2278192" calcext:value-type="float">
            <text:p>2278192</text:p>
          </table:table-cell>
          <table:table-cell office:value-type="float" office:value="1737616" calcext:value-type="float">
            <text:p>1737616</text:p>
          </table:table-cell>
          <table:table-cell office:value-type="float" office:value="1607208" calcext:value-type="float">
            <text:p>1607208</text:p>
          </table:table-cell>
          <table:table-cell office:value-type="float" office:value="2433628" calcext:value-type="float">
            <text:p>2433628</text:p>
          </table:table-cell>
          <table:table-cell office:value-type="float" office:value="9891956" calcext:value-type="float">
            <text:p>9891956</text:p>
          </table:table-cell>
          <table:table-cell office:value-type="float" office:value="69295384" calcext:value-type="float">
            <text:p>69295384</text:p>
          </table:table-cell>
          <table:table-cell office:value-type="float" office:value="541337088" calcext:value-type="float">
            <text:p>54133708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7:.C9])" office:value-type="float" office:value="16826184" calcext:value-type="float">
            <text:p>16826184</text:p>
          </table:table-cell>
          <table:table-cell table:formula="of:=SUM([.D7:.D9])" office:value-type="float" office:value="10693336" calcext:value-type="float">
            <text:p>10693336</text:p>
          </table:table-cell>
          <table:table-cell table:formula="of:=SUM([.E7:.E9])" office:value-type="float" office:value="7953920" calcext:value-type="float">
            <text:p>7953920</text:p>
          </table:table-cell>
          <table:table-cell table:formula="of:=SUM([.F7:.F9])" office:value-type="float" office:value="6271488" calcext:value-type="float">
            <text:p>6271488</text:p>
          </table:table-cell>
          <table:table-cell table:formula="of:=SUM([.G7:.G9])" office:value-type="float" office:value="6165872" calcext:value-type="float">
            <text:p>6165872</text:p>
          </table:table-cell>
          <table:table-cell table:formula="of:=SUM([.H7:.H9])" office:value-type="float" office:value="13303216" calcext:value-type="float">
            <text:p>13303216</text:p>
          </table:table-cell>
          <table:table-cell table:formula="of:=SUM([.I7:.I9])" office:value-type="float" office:value="72222248" calcext:value-type="float">
            <text:p>72222248</text:p>
          </table:table-cell>
          <table:table-cell table:formula="of:=SUM([.J7:.J9])" office:value-type="float" office:value="543898608" calcext:value-type="float">
            <text:p>54389860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MB</text:p>
          </table:table-cell>
          <table:table-cell table:style-name="ce4" table:formula="of:=[.C10]/1024/1024" office:value-type="float" office:value="16.0466995239258" calcext:value-type="float">
            <text:p>16.05</text:p>
          </table:table-cell>
          <table:table-cell table:style-name="ce4" table:formula="of:=[.D10]/1024/1024" office:value-type="float" office:value="10.1979598999023" calcext:value-type="float">
            <text:p>10.20</text:p>
          </table:table-cell>
          <table:table-cell table:style-name="ce4" table:formula="of:=[.E10]/1024/1024" office:value-type="float" office:value="7.58544921875" calcext:value-type="float">
            <text:p>7.59</text:p>
          </table:table-cell>
          <table:table-cell table:style-name="ce4" table:formula="of:=[.F10]/1024/1024" office:value-type="float" office:value="5.98095703125" calcext:value-type="float">
            <text:p>5.98</text:p>
          </table:table-cell>
          <table:table-cell table:style-name="ce4" table:formula="of:=[.G10]/1024/1024" office:value-type="float" office:value="5.88023376464844" calcext:value-type="float">
            <text:p>5.88</text:p>
          </table:table-cell>
          <table:table-cell table:style-name="ce4" table:formula="of:=[.H10]/1024/1024" office:value-type="float" office:value="12.6869354248047" calcext:value-type="float">
            <text:p>12.69</text:p>
          </table:table-cell>
          <table:table-cell table:style-name="ce4" table:formula="of:=[.I10]/1024/1024" office:value-type="float" office:value="68.8765029907227" calcext:value-type="float">
            <text:p>68.88</text:p>
          </table:table-cell>
          <table:table-cell table:style-name="ce4" table:formula="of:=[.J10]/1024/1024" office:value-type="float" office:value="518.702133178711" calcext:value-type="float">
            <text:p>518.7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5">
            <text:p>20MB</text:p>
          </table:table-cell>
          <table:table-cell office:value-type="string" calcext:value-type="string">
            <text:p>SA</text:p>
          </table:table-cell>
          <table:table-cell office:value-type="float" office:value="81296692" calcext:value-type="float">
            <text:p>81296692</text:p>
          </table:table-cell>
          <table:table-cell office:value-type="float" office:value="40648348" calcext:value-type="float">
            <text:p>40648348</text:p>
          </table:table-cell>
          <table:table-cell office:value-type="float" office:value="27098900" calcext:value-type="float">
            <text:p>27098900</text:p>
          </table:table-cell>
          <table:table-cell office:value-type="float" office:value="20324176" calcext:value-type="float">
            <text:p>20324176</text:p>
          </table:table-cell>
          <table:table-cell office:value-type="float" office:value="16259344" calcext:value-type="float">
            <text:p>16259344</text:p>
          </table:table-cell>
          <table:table-cell office:value-type="float" office:value="13549452" calcext:value-type="float">
            <text:p>13549452</text:p>
          </table:table-cell>
          <table:table-cell office:value-type="float" office:value="11613820" calcext:value-type="float">
            <text:p>11613820</text:p>
          </table:table-cell>
          <table:table-cell office:value-type="float" office:value="10162092" calcext:value-type="float">
            <text:p>10162092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310947840" calcext:value-type="float">
            <text:p>310947840</text:p>
          </table:table-cell>
          <table:table-cell office:value-type="float" office:value="155480064" calcext:value-type="float">
            <text:p>155480064</text:p>
          </table:table-cell>
          <table:table-cell office:value-type="float" office:value="117714944" calcext:value-type="float">
            <text:p>117714944</text:p>
          </table:table-cell>
          <table:table-cell office:value-type="float" office:value="88285184" calcext:value-type="float">
            <text:p>88285184</text:p>
          </table:table-cell>
          <table:table-cell office:value-type="float" office:value="70635520" calcext:value-type="float">
            <text:p>70635520</text:p>
          </table:table-cell>
          <table:table-cell office:value-type="float" office:value="65835008" calcext:value-type="float">
            <text:p>65835008</text:p>
          </table:table-cell>
          <table:table-cell office:value-type="float" office:value="56430592" calcext:value-type="float">
            <text:p>56430592</text:p>
          </table:table-cell>
          <table:table-cell office:value-type="float" office:value="49381376" calcext:value-type="float">
            <text:p>4938137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52025772" calcext:value-type="float">
            <text:p>52025772</text:p>
          </table:table-cell>
          <table:table-cell office:value-type="float" office:value="38797060" calcext:value-type="float">
            <text:p>38797060</text:p>
          </table:table-cell>
          <table:table-cell office:value-type="float" office:value="32475400" calcext:value-type="float">
            <text:p>32475400</text:p>
          </table:table-cell>
          <table:table-cell office:value-type="float" office:value="29818352" calcext:value-type="float">
            <text:p>29818352</text:p>
          </table:table-cell>
          <table:table-cell office:value-type="float" office:value="35167684" calcext:value-type="float">
            <text:p>35167684</text:p>
          </table:table-cell>
          <table:table-cell office:value-type="float" office:value="93377732" calcext:value-type="float">
            <text:p>93377732</text:p>
          </table:table-cell>
          <table:table-cell office:value-type="float" office:value="565523004" calcext:value-type="float">
            <text:p>56552300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13:.C15])" office:value-type="float" office:value="392244532" calcext:value-type="float">
            <text:p>392244532</text:p>
          </table:table-cell>
          <table:table-cell table:formula="of:=SUM([.D13:.D15])" office:value-type="float" office:value="248154184" calcext:value-type="float">
            <text:p>248154184</text:p>
          </table:table-cell>
          <table:table-cell table:formula="of:=SUM([.E13:.E15])" office:value-type="float" office:value="183610904" calcext:value-type="float">
            <text:p>183610904</text:p>
          </table:table-cell>
          <table:table-cell table:formula="of:=SUM([.F13:.F15])" office:value-type="float" office:value="141084760" calcext:value-type="float">
            <text:p>141084760</text:p>
          </table:table-cell>
          <table:table-cell table:formula="of:=SUM([.G13:.G15])" office:value-type="float" office:value="116713216" calcext:value-type="float">
            <text:p>116713216</text:p>
          </table:table-cell>
          <table:table-cell table:formula="of:=SUM([.H13:.H15])" office:value-type="float" office:value="114552144" calcext:value-type="float">
            <text:p>114552144</text:p>
          </table:table-cell>
          <table:table-cell table:formula="of:=SUM([.I13:.I15])" office:value-type="float" office:value="161422144" calcext:value-type="float">
            <text:p>161422144</text:p>
          </table:table-cell>
          <table:table-cell table:formula="of:=SUM([.J13:.J15])" office:value-type="float" office:value="625066472" calcext:value-type="float">
            <text:p>625066472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MB</text:p>
          </table:table-cell>
          <table:table-cell table:style-name="ce4" table:formula="of:=[.C16]/1024/1024" office:value-type="float" office:value="374.073535919189" calcext:value-type="float">
            <text:p>374.07</text:p>
          </table:table-cell>
          <table:table-cell table:style-name="ce4" table:formula="of:=[.D16]/1024/1024" office:value-type="float" office:value="236.658271789551" calcext:value-type="float">
            <text:p>236.66</text:p>
          </table:table-cell>
          <table:table-cell table:style-name="ce4" table:formula="of:=[.E16]/1024/1024" office:value-type="float" office:value="175.105003356934" calcext:value-type="float">
            <text:p>175.11</text:p>
          </table:table-cell>
          <table:table-cell table:style-name="ce4" table:formula="of:=[.F16]/1024/1024" office:value-type="float" office:value="134.54891204834" calcext:value-type="float">
            <text:p>134.55</text:p>
          </table:table-cell>
          <table:table-cell table:style-name="ce4" table:formula="of:=[.G16]/1024/1024" office:value-type="float" office:value="111.306396484375" calcext:value-type="float">
            <text:p>111.31</text:p>
          </table:table-cell>
          <table:table-cell table:style-name="ce4" table:formula="of:=[.H16]/1024/1024" office:value-type="float" office:value="109.24543762207" calcext:value-type="float">
            <text:p>109.25</text:p>
          </table:table-cell>
          <table:table-cell table:style-name="ce4" table:formula="of:=[.I16]/1024/1024" office:value-type="float" office:value="153.944152832031" calcext:value-type="float">
            <text:p>153.94</text:p>
          </table:table-cell>
          <table:table-cell table:style-name="ce4" table:formula="of:=[.J16]/1024/1024" office:value-type="float" office:value="596.109840393066" calcext:value-type="float">
            <text:p>596.1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5">
            <text:p>100MB</text:p>
          </table:table-cell>
          <table:table-cell office:value-type="string" calcext:value-type="string">
            <text:p>SA</text:p>
          </table:table-cell>
          <table:table-cell office:value-type="float" office:value="411333848" calcext:value-type="float">
            <text:p>411333848</text:p>
          </table:table-cell>
          <table:table-cell office:value-type="float" office:value="205666928" calcext:value-type="float">
            <text:p>205666928</text:p>
          </table:table-cell>
          <table:table-cell office:value-type="float" office:value="137111288" calcext:value-type="float">
            <text:p>137111288</text:p>
          </table:table-cell>
          <table:table-cell office:value-type="float" office:value="102833468" calcext:value-type="float">
            <text:p>102833468</text:p>
          </table:table-cell>
          <table:table-cell office:value-type="float" office:value="82266776" calcext:value-type="float">
            <text:p>82266776</text:p>
          </table:table-cell>
          <table:table-cell office:value-type="float" office:value="68555648" calcext:value-type="float">
            <text:p>68555648</text:p>
          </table:table-cell>
          <table:table-cell office:value-type="float" office:value="58761984" calcext:value-type="float">
            <text:p>58761984</text:p>
          </table:table-cell>
          <table:table-cell office:value-type="float" office:value="51416736" calcext:value-type="float">
            <text:p>5141673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1573249024" calcext:value-type="float">
            <text:p>1573249024</text:p>
          </table:table-cell>
          <table:table-cell office:value-type="float" office:value="786632704" calcext:value-type="float">
            <text:p>786632704</text:p>
          </table:table-cell>
          <table:table-cell office:value-type="float" office:value="595550208" calcext:value-type="float">
            <text:p>595550208</text:p>
          </table:table-cell>
          <table:table-cell office:value-type="float" office:value="446668800" calcext:value-type="float">
            <text:p>446668800</text:p>
          </table:table-cell>
          <table:table-cell office:value-type="float" office:value="357335040" calcext:value-type="float">
            <text:p>357335040</text:p>
          </table:table-cell>
          <table:table-cell office:value-type="float" office:value="333062144" calcext:value-type="float">
            <text:p>333062144</text:p>
          </table:table-cell>
          <table:table-cell office:value-type="float" office:value="285483008" calcext:value-type="float">
            <text:p>285483008</text:p>
          </table:table-cell>
          <table:table-cell office:value-type="float" office:value="249798656" calcext:value-type="float">
            <text:p>24979865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262011400" calcext:value-type="float">
            <text:p>262011400</text:p>
          </table:table-cell>
          <table:table-cell office:value-type="float" office:value="194322856" calcext:value-type="float">
            <text:p>194322856</text:p>
          </table:table-cell>
          <table:table-cell office:value-type="float" office:value="161404412" calcext:value-type="float">
            <text:p>161404412</text:p>
          </table:table-cell>
          <table:table-cell office:value-type="float" office:value="143246360" calcext:value-type="float">
            <text:p>143246360</text:p>
          </table:table-cell>
          <table:table-cell office:value-type="float" office:value="138860128" calcext:value-type="float">
            <text:p>138860128</text:p>
          </table:table-cell>
          <table:table-cell office:value-type="float" office:value="190865792" calcext:value-type="float">
            <text:p>190865792</text:p>
          </table:table-cell>
          <table:table-cell office:value-type="float" office:value="659284752" calcext:value-type="float">
            <text:p>659284752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19:.C21])" office:value-type="float" office:value="1984582872" calcext:value-type="float">
            <text:p>1984582872</text:p>
          </table:table-cell>
          <table:table-cell table:formula="of:=SUM([.D19:.D21])" office:value-type="float" office:value="1254311032" calcext:value-type="float">
            <text:p>1254311032</text:p>
          </table:table-cell>
          <table:table-cell table:formula="of:=SUM([.E19:.E21])" office:value-type="float" office:value="926984352" calcext:value-type="float">
            <text:p>926984352</text:p>
          </table:table-cell>
          <table:table-cell table:formula="of:=SUM([.F19:.F21])" office:value-type="float" office:value="710906680" calcext:value-type="float">
            <text:p>710906680</text:p>
          </table:table-cell>
          <table:table-cell table:formula="of:=SUM([.G19:.G21])" office:value-type="float" office:value="582848176" calcext:value-type="float">
            <text:p>582848176</text:p>
          </table:table-cell>
          <table:table-cell table:formula="of:=SUM([.H19:.H21])" office:value-type="float" office:value="540477920" calcext:value-type="float">
            <text:p>540477920</text:p>
          </table:table-cell>
          <table:table-cell table:formula="of:=SUM([.I19:.I21])" office:value-type="float" office:value="535110784" calcext:value-type="float">
            <text:p>535110784</text:p>
          </table:table-cell>
          <table:table-cell table:formula="of:=SUM([.J19:.J21])" office:value-type="float" office:value="960500144" calcext:value-type="float">
            <text:p>96050014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Gb</text:p>
          </table:table-cell>
          <table:table-cell table:style-name="ce4" table:formula="of:=[.C22]/1024/1024/1024" office:value-type="float" office:value="1.84828682988882" calcext:value-type="float">
            <text:p>1.85</text:p>
          </table:table-cell>
          <table:table-cell table:style-name="ce4" table:formula="of:=[.D22]/1024/1024/1024" office:value-type="float" office:value="1.16816817969084" calcext:value-type="float">
            <text:p>1.17</text:p>
          </table:table-cell>
          <table:table-cell table:style-name="ce4" table:formula="of:=[.E22]/1024/1024/1024" office:value-type="float" office:value="0.863321453332901" calcext:value-type="float">
            <text:p>0.86</text:p>
          </table:table-cell>
          <table:table-cell table:style-name="ce4" table:formula="of:=[.F22]/1024/1024/1024" office:value-type="float" office:value="0.662083439528942" calcext:value-type="float">
            <text:p>0.66</text:p>
          </table:table-cell>
          <table:table-cell table:style-name="ce4" table:formula="of:=[.G22]/1024/1024/1024" office:value-type="float" office:value="0.542819663882256" calcext:value-type="float">
            <text:p>0.54</text:p>
          </table:table-cell>
          <table:table-cell table:style-name="ce4" table:formula="of:=[.H22]/1024/1024/1024" office:value-type="float" office:value="0.503359287977219" calcext:value-type="float">
            <text:p>0.50</text:p>
          </table:table-cell>
          <table:table-cell table:style-name="ce4" table:formula="of:=[.I22]/1024/1024/1024" office:value-type="float" office:value="0.498360753059387" calcext:value-type="float">
            <text:p>0.50</text:p>
          </table:table-cell>
          <table:table-cell table:style-name="ce4" table:formula="of:=[.J22]/1024/1024/1024" office:value-type="float" office:value="0.894535467028618" calcext:value-type="float">
            <text:p>0.8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5">
            <text:p>200MB</text:p>
          </table:table-cell>
          <table:table-cell office:value-type="string" calcext:value-type="string">
            <text:p>SA</text:p>
          </table:table-cell>
          <table:table-cell office:value-type="float" office:value="751647148" calcext:value-type="float">
            <text:p>751647148</text:p>
          </table:table-cell>
          <table:table-cell office:value-type="float" office:value="375823576" calcext:value-type="float">
            <text:p>375823576</text:p>
          </table:table-cell>
          <table:table-cell office:value-type="float" office:value="250549052" calcext:value-type="float">
            <text:p>250549052</text:p>
          </table:table-cell>
          <table:table-cell office:value-type="float" office:value="187911792" calcext:value-type="float">
            <text:p>187911792</text:p>
          </table:table-cell>
          <table:table-cell office:value-type="float" office:value="150329436" calcext:value-type="float">
            <text:p>150329436</text:p>
          </table:table-cell>
          <table:table-cell office:value-type="float" office:value="125274528" calcext:value-type="float">
            <text:p>125274528</text:p>
          </table:table-cell>
          <table:table-cell office:value-type="float" office:value="107378168" calcext:value-type="float">
            <text:p>107378168</text:p>
          </table:table-cell>
          <table:table-cell office:value-type="float" office:value="93955900" calcext:value-type="float">
            <text:p>9395590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2874859520" calcext:value-type="float">
            <text:p>2874859520</text:p>
          </table:table-cell>
          <table:table-cell office:value-type="float" office:value="1437433856" calcext:value-type="float">
            <text:p>1437433856</text:p>
          </table:table-cell>
          <table:table-cell office:value-type="float" office:value="1088266240" calcext:value-type="float">
            <text:p>1088266240</text:p>
          </table:table-cell>
          <table:table-cell office:value-type="float" office:value="816205824" calcext:value-type="float">
            <text:p>816205824</text:p>
          </table:table-cell>
          <table:table-cell office:value-type="float" office:value="652967936" calcext:value-type="float">
            <text:p>652967936</text:p>
          </table:table-cell>
          <table:table-cell office:value-type="float" office:value="608604160" calcext:value-type="float">
            <text:p>608604160</text:p>
          </table:table-cell>
          <table:table-cell office:value-type="float" office:value="521662464" calcext:value-type="float">
            <text:p>521662464</text:p>
          </table:table-cell>
          <table:table-cell office:value-type="float" office:value="456454144" calcext:value-type="float">
            <text:p>45645414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477743736" calcext:value-type="float">
            <text:p>477743736</text:p>
          </table:table-cell>
          <table:table-cell office:value-type="float" office:value="354085748" calcext:value-type="float">
            <text:p>354085748</text:p>
          </table:table-cell>
          <table:table-cell office:value-type="float" office:value="293291000" calcext:value-type="float">
            <text:p>293291000</text:p>
          </table:table-cell>
          <table:table-cell office:value-type="float" office:value="259049548" calcext:value-type="float">
            <text:p>259049548</text:p>
          </table:table-cell>
          <table:table-cell office:value-type="float" office:value="244606368" calcext:value-type="float">
            <text:p>244606368</text:p>
          </table:table-cell>
          <table:table-cell office:value-type="float" office:value="289960720" calcext:value-type="float">
            <text:p>289960720</text:p>
          </table:table-cell>
          <table:table-cell office:value-type="float" office:value="753975764" calcext:value-type="float">
            <text:p>75397576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25:.C27])" office:value-type="float" office:value="3626506668" calcext:value-type="float">
            <text:p>3626506668</text:p>
          </table:table-cell>
          <table:table-cell table:formula="of:=SUM([.D25:.D27])" office:value-type="float" office:value="2291001168" calcext:value-type="float">
            <text:p>2291001168</text:p>
          </table:table-cell>
          <table:table-cell table:formula="of:=SUM([.E25:.E27])" office:value-type="float" office:value="1692901040" calcext:value-type="float">
            <text:p>1692901040</text:p>
          </table:table-cell>
          <table:table-cell table:formula="of:=SUM([.F25:.F27])" office:value-type="float" office:value="1297408616" calcext:value-type="float">
            <text:p>1297408616</text:p>
          </table:table-cell>
          <table:table-cell table:formula="of:=SUM([.G25:.G27])" office:value-type="float" office:value="1062346920" calcext:value-type="float">
            <text:p>1062346920</text:p>
          </table:table-cell>
          <table:table-cell table:formula="of:=SUM([.H25:.H27])" office:value-type="float" office:value="978485056" calcext:value-type="float">
            <text:p>978485056</text:p>
          </table:table-cell>
          <table:table-cell table:formula="of:=SUM([.I25:.I27])" office:value-type="float" office:value="919001352" calcext:value-type="float">
            <text:p>919001352</text:p>
          </table:table-cell>
          <table:table-cell table:formula="of:=SUM([.J25:.J27])" office:value-type="float" office:value="1304385808" calcext:value-type="float">
            <text:p>130438580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Gb</text:p>
          </table:table-cell>
          <table:table-cell table:style-name="ce4" table:formula="of:=[.C28]/1024/1024/1024" office:value-type="float" office:value="3.37744752690196" calcext:value-type="float">
            <text:p>3.38</text:p>
          </table:table-cell>
          <table:table-cell table:style-name="ce4" table:formula="of:=[.D28]/1024/1024/1024" office:value-type="float" office:value="2.13366110622883" calcext:value-type="float">
            <text:p>2.13</text:p>
          </table:table-cell>
          <table:table-cell table:style-name="ce4" table:formula="of:=[.E28]/1024/1024/1024" office:value-type="float" office:value="1.57663695514202" calcext:value-type="float">
            <text:p>1.58</text:p>
          </table:table-cell>
          <table:table-cell table:style-name="ce4" table:formula="of:=[.F28]/1024/1024/1024" office:value-type="float" office:value="1.20830593258142" calcext:value-type="float">
            <text:p>1.21</text:p>
          </table:table-cell>
          <table:table-cell table:style-name="ce4" table:formula="of:=[.G28]/1024/1024/1024" office:value-type="float" office:value="0.989387668669224" calcext:value-type="float">
            <text:p>0.99</text:p>
          </table:table-cell>
          <table:table-cell table:style-name="ce4" table:formula="of:=[.H28]/1024/1024/1024" office:value-type="float" office:value="0.911285221576691" calcext:value-type="float">
            <text:p>0.91</text:p>
          </table:table-cell>
          <table:table-cell table:style-name="ce4" table:formula="of:=[.I28]/1024/1024/1024" office:value-type="float" office:value="0.855886705219746" calcext:value-type="float">
            <text:p>0.86</text:p>
          </table:table-cell>
          <table:table-cell table:style-name="ce4" table:formula="of:=[.J28]/1024/1024/1024" office:value-type="float" office:value="1.21480394899845" calcext:value-type="float">
            <text:p>1.21</text:p>
          </table:table-cell>
          <table:table-cell table:number-columns-repeated="1014"/>
        </table:table-row>
        <table:table-row table:style-name="ro1" table:number-rows-repeated="4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pattern len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 table:number-columns-spanned="8" table:number-rows-spanned="1">
            <text:p>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В микросекундах</text:p>
          </table:table-cell>
          <table:table-cell office:value-type="string" calcext:value-type="string">
            <text:p>num quar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MB</text:p>
          </table:table-cell>
          <table:table-cell office:value-type="float" office:value="580" calcext:value-type="float">
            <text:p>580</text:p>
          </table:table-cell>
          <table:table-cell office:value-type="float" office:value="475" calcext:value-type="float">
            <text:p>475</text:p>
          </table:table-cell>
          <table:table-cell office:value-type="float" office:value="514" calcext:value-type="float">
            <text:p>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2938" calcext:value-type="float">
            <text:p>2938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MB</text:p>
          </table:table-cell>
          <table:table-cell office:value-type="float" office:value="5368" calcext:value-type="float">
            <text:p>5368</text:p>
          </table:table-cell>
          <table:table-cell office:value-type="float" office:value="340" calcext:value-type="float">
            <text:p>340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2:20:54.850085429</meta:creation-date>
    <meta:generator>LibreOffice/7.3.7.2$Linux_X86_64 LibreOffice_project/30$Build-2</meta:generator>
    <dc:date>2023-06-01T00:40:37.722641677</dc:date>
    <meta:editing-duration>P1DT2H8M24S</meta:editing-duration>
    <meta:editing-cycles>52</meta:editing-cycles>
    <meta:document-statistic meta:table-count="1" meta:cell-count="255" meta:object-count="0"/>
  </office:meta>
</office:document-meta>
</file>